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Arial1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fo:color="#000000" loext:opacity="100%" style:font-name="Arial1" fo:font-size="10pt" officeooo:paragraph-rsid="004b460e" style:font-size-asian="10pt" style:font-size-complex="10pt"/>
    </style:style>
    <style:style style:name="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style:font-size-asian="8pt" style:font-style-asian="italic" style:font-size-complex="8pt" style:font-style-complex="italic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3pt" fo:font-style="normal" fo:text-shadow="none" style:text-underline-style="none" fo:font-weight="normal" officeooo:rsid="0045ec7f" officeooo:paragraph-rsid="002fd84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50ac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officeooo:paragraph-rsid="0037c802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officeooo:paragraph-rsid="004beb90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8pt" fo:letter-spacing="-0.004cm" officeooo:paragraph-rsid="00344c2e" style:font-size-asian="8pt" style:font-name-complex="Arial4" style:font-size-complex="8pt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4d64da" officeooo:paragraph-rsid="004d64da" style:letter-kerning="true" style:font-name-asian="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2fd8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1" fo:font-size="10pt" officeooo:rsid="00006a50" officeooo:paragraph-rsid="004b460e" style:font-size-asian="10pt" style:font-size-complex="10pt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b460e" style:font-size-asian="10pt" style:font-name-complex="Arial4" style:font-size-complex="10pt"/>
    </style:style>
    <style:style style:name="P17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officeooo:paragraph-rsid="004b460e" style:font-size-asian="10pt" style:font-size-complex="10pt"/>
    </style:style>
    <style:style style:name="P18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" fo:font-size="13pt" fo:font-style="italic" fo:font-weight="bold" style:font-size-asian="13pt" style:font-style-asian="italic" style:font-weight-asian="bold" style:font-size-complex="13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officeooo:rsid="007b42e3" fo:background-color="transparent" loext:char-shading-value="0"/>
    </style:style>
    <style:style style:name="T4" style:family="text">
      <style:text-properties fo:color="#000000" loext:opacity="100%" officeooo:rsid="006b5483" fo:background-color="transparent" loext:char-shading-value="0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beb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officeooo:rsid="004805c8"/>
    </style:style>
    <style:style style:name="T8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9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0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1" style:family="text">
      <style:text-properties fo:font-weight="bold" officeooo:rsid="00149f96" style:font-weight-asian="bold" style:font-weight-complex="bold"/>
    </style:style>
    <style:style style:name="T12" style:family="text">
      <style:text-properties officeooo:rsid="004beb90"/>
    </style:style>
    <style:style style:name="T13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DICTO INFORMACIÓN PÚBLICA </text:p>
      <text:p text:style-name="P6"/>
      <text:p text:style-name="P7">Número de expediente: <text:span text:style-name="T1">$$V_NUMEXP$$</text:span> </text:p>
      <text:p text:style-name="P9"><text:span text:style-name="Fuente_20_de_20_párrafo_20_predeter."><text:span text:style-name="T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5"> </text:span></text:span></text:p>
      <text:p text:style-name="P13">Fecha: $$DIA_SISTEMA$$ <text:span text:style-name="T7">de</text:span> $$MES_SISTEMA$$ <text:span text:style-name="T7">de </text:span>$$EJERCICIO_SISTEMA$$</text:p>
      <text:p text:style-name="P14"/>
      <text:p text:style-name="P10"><text:span text:style-name="T5">Por </text:span><text:span text:style-name="T6">r</text:span><text:span text:style-name="T5">esolución de $$ALCALDIA$$ n.º $$NUM_IPD$$ de $$F_F_IPD$$, se resuelve someter a información pública el siguiente proyecto de ordenanza general de subvenciones a través del portal web $$DEL_AYTO$$ $$TRATAMIENTO_AYTO$$ $$NOMBRE_AYTO$$, durante un período de $$PERIODO_DIAS_2$$ días hábiles desde el siguiente a su inserción, a fin de dar audiencia a los ciudadanos afectados y recabar cuantas aportaciones adicionales puedan hacerse por otras personas o entidades.</text:span></text:p>
      <text:p text:style-name="P12">[Transcribir el proyecto de ordenanza]</text:p>
      <text:p text:style-name="P8">Las aportaciones se pueden presentar en las oficinas $$DEL_AYTO$$ $$AYUNTAMIENTO$$ y electrónicamente <text:span text:style-name="T3">en </text:span><text:span text:style-name="T4">$$LUGAR_CONSULTA$$</text:span>, desde el día $$DIA_INICIO_2$$ hasta el día $$DIA_FIN_2$$. <text:span text:style-name="T12">S</text:span>in perjuicio del resto de medios habilitados por la Ley 39/2015, de 1 de octubre, del Procedimiento Administrativo Común de las Administraciones Públicas. </text:p>
      <text:p text:style-name="P11"/>
      <text:p text:style-name="P4"/>
      <text:p text:style-name="P16"><text:span text:style-name="Fuente_20_de_20_párrafo_20_predeter."><text:span text:style-name="T8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9"><text:text-input text:description="JOOScript">${(FIRMANTES_FDO_AUXILIAR)!}</text:text-input></text:span></text:span><text:span text:style-name="T11"><text:s/></text:span><text:span text:style-name="Fuente_20_de_20_párrafo_20_predeter."><text:span text:style-name="T10"><text:text-input text:description="JOOScript">${(FIRMANTES_AUXILIAR)!}</text:text-input></text:span></text:span><text:span text:style-name="Fuente_20_de_20_párrafo_20_predeter."><text:span text:style-name="T10"><text:s/></text:span></text:span></text:p>
      <text:p text:style-name="P17"><text:span text:style-name="Fuente_20_de_20_párrafo_20_predeter."><text:span text:style-name="T10"><text:text-input text:description="JOOScript">${(FIRMANTE_DELEGACION_AUXILIAR)!}</text:text-input></text:span></text:span><text:span text:style-name="Fuente_20_de_20_párrafo_20_predeter."><text:span text:style-name="T10"><text:s/></text:span>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loext:opacity="0%" style:text-outline="false" style:text-line-through-style="none" style:text-line-through-type="none" style:font-name="Arial1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NIF_AYTO$$</text:p>
        <text:p text:style-name="MP3">$$DIRECCION_AYTO$$</text:p>
        <text:p text:style-name="MP3">$$TELEFONO_AYTO$$</text:p>
        <text:p text:style-name="MP3">$$WEB_AYTO$$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9</meta:editing-cycles>
    <meta:creation-date>2019-09-23T11:30:41.494000000</meta:creation-date>
    <meta:editing-duration>P1DT4H11M4S</meta:editing-duration>
    <meta:generator>LibreOffice/7.0.2.2$Windows_X86_64 LibreOffice_project/8349ace3c3162073abd90d81fd06dcfb6b36b994</meta:generator>
    <dc:date>2021-03-04T14:05:05.052000000</dc:date>
    <meta:document-statistic meta:table-count="0" meta:image-count="0" meta:object-count="0" meta:page-count="1" meta:paragraph-count="15" meta:word-count="147" meta:character-count="1219" meta:non-whitespace-character-count="108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